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paragraph-rsid="001c5348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2527d9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29794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7d056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3e88dd8" officeooo:paragraph-rsid="002527d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3e88dd8" officeooo:paragraph-rsid="00263d2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3e88dd8" officeooo:paragraph-rsid="002a921d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3e88dd8" officeooo:paragraph-rsid="00398ce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3e88dd8" officeooo:paragraph-rsid="0073114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3ef3d82" officeooo:paragraph-rsid="00263d2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46778e" officeooo:paragraph-rsid="0046778e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3e88dd8" officeooo:paragraph-rsid="002a921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3e88dd8" officeooo:paragraph-rsid="00263d2b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3e88dd8" officeooo:paragraph-rsid="00398ce6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3ef3d82" officeooo:paragraph-rsid="001c534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paragraph-rsid="001c5348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Times New Roman" fo:font-size="14pt" fo:font-weight="normal" officeooo:rsid="001e2477" officeooo:paragraph-rsid="002527d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Times New Roman" fo:font-size="14pt" fo:font-weight="normal" officeooo:rsid="001e2477" officeooo:paragraph-rsid="004e3bf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Times New Roman" fo:font-size="14pt" style:text-underline-style="none" fo:font-weight="normal" officeooo:rsid="001e2477" officeooo:paragraph-rsid="002527d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3e72267" officeooo:paragraph-rsid="00263d2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3e72267" officeooo:paragraph-rsid="00492d3e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15ad7e3" officeooo:paragraph-rsid="00263d2b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3e88dd8" officeooo:paragraph-rsid="00263d2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05ef3c6" officeooo:paragraph-rsid="00263d2b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font-style="normal" style:text-underline-style="none" officeooo:rsid="03e72267" officeooo:paragraph-rsid="00263d2b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NewRomanPSMT" fo:font-size="14pt" fo:font-style="normal" style:text-underline-style="none" officeooo:rsid="002d5f53" officeooo:paragraph-rsid="00263d2b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TimesNewRomanPSMT" fo:font-size="10.5pt" officeooo:paragraph-rsid="001c5348" style:font-size-asian="10.5pt" style:font-size-complex="14pt"/>
    </style:style>
    <style:style style:name="P28" style:family="paragraph" style:parent-style-name="Standard">
      <style:paragraph-properties fo:text-align="justify" style:justify-single-word="false"/>
      <style:text-properties officeooo:paragraph-rsid="002527d9"/>
    </style:style>
    <style:style style:name="P29" style:family="paragraph" style:parent-style-name="Standard">
      <style:paragraph-properties fo:text-align="justify" style:justify-single-word="false"/>
      <style:text-properties officeooo:paragraph-rsid="0050a27f"/>
    </style:style>
    <style:style style:name="P30" style:family="paragraph" style:parent-style-name="Standard">
      <style:paragraph-properties fo:text-align="justify" style:justify-single-word="false"/>
      <style:text-properties officeooo:paragraph-rsid="0078da3e"/>
    </style:style>
    <style:style style:name="P31" style:family="paragraph" style:parent-style-name="Standard">
      <style:paragraph-properties fo:text-align="justify" style:justify-single-word="false"/>
      <style:text-properties officeooo:paragraph-rsid="0027689e"/>
    </style:style>
    <style:style style:name="P32" style:family="paragraph" style:parent-style-name="Standard">
      <style:paragraph-properties fo:text-align="justify" style:justify-single-word="false"/>
      <style:text-properties officeooo:paragraph-rsid="00799f27"/>
    </style:style>
    <style:style style:name="P33" style:family="paragraph" style:parent-style-name="Standard">
      <style:text-properties officeooo:paragraph-rsid="001c5348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rsid="0046778e" officeooo:paragraph-rsid="0046778e" style:font-size-asian="14pt" style:font-size-complex="14pt"/>
    </style:style>
    <style:style style:name="T1" style:family="text">
      <style:text-properties style:text-position="0% 100%" fo:font-weight="normal" officeooo:rsid="001e2477" style:font-weight-asian="normal" style:font-weight-complex="normal"/>
    </style:style>
    <style:style style:name="T2" style:family="text">
      <style:text-properties style:text-position="0% 100%" fo:font-weight="normal" officeooo:rsid="03ebb4e4" style:font-weight-asian="normal" style:font-weight-complex="normal"/>
    </style:style>
    <style:style style:name="T3" style:family="text">
      <style:text-properties style:text-position="0% 100%" fo:font-weight="bold" officeooo:rsid="00398ce6" style:font-weight-asian="bold" style:font-weight-complex="bold"/>
    </style:style>
    <style:style style:name="T4" style:family="text">
      <style:text-properties style:text-position="0% 100%" fo:font-weight="bold" officeooo:rsid="00610a5c" style:font-weight-asian="bold" style:font-weight-complex="bold"/>
    </style:style>
    <style:style style:name="T5" style:family="text">
      <style:text-properties style:text-position="0% 100%" style:font-name="Times New Roman" fo:font-size="14pt" fo:font-weight="bold" officeooo:rsid="015ad7e3" style:font-size-asian="14pt" style:font-weight-asian="bold" style:font-size-complex="14pt" style:font-weight-complex="bold"/>
    </style:style>
    <style:style style:name="T6" style:family="text">
      <style:text-properties style:text-position="0% 100%" style:font-name="Times New Roman" fo:font-size="14pt" fo:font-weight="normal" officeooo:rsid="001e2477" style:font-size-asian="14pt" style:font-weight-asian="normal" style:font-size-complex="14pt" style:font-weight-complex="normal"/>
    </style:style>
    <style:style style:name="T7" style:family="text">
      <style:text-properties style:text-position="0% 100%" style:font-name="Times New Roman" fo:font-size="14pt" fo:font-weight="normal" officeooo:rsid="01896cca" style:font-size-asian="14pt" style:font-weight-asian="normal" style:font-size-complex="14pt" style:font-weight-complex="normal"/>
    </style:style>
    <style:style style:name="T8" style:family="text">
      <style:text-properties style:text-line-through-style="none" style:text-line-through-type="none" style:text-underline-style="none"/>
    </style:style>
    <style:style style:name="T9" style:family="text">
      <style:text-properties style:text-line-through-style="none" style:text-line-through-type="none" style:text-underline-style="none" officeooo:rsid="03e72267"/>
    </style:style>
    <style:style style:name="T10" style:family="text">
      <style:text-properties style:text-line-through-style="none" style:text-line-through-type="none" style:text-underline-style="none" fo:font-weight="bold" officeooo:rsid="003d70fc" style:font-weight-asian="bold" style:font-weight-complex="bold"/>
    </style:style>
    <style:style style:name="T11" style:family="text">
      <style:text-properties style:text-line-through-style="none" style:text-line-through-type="none" style:text-underline-style="none" fo:font-weight="bold" officeooo:rsid="00610a5c" style:font-weight-asian="bold" style:font-weight-complex="bold"/>
    </style:style>
    <style:style style:name="T12" style:family="text">
      <style:text-properties style:text-line-through-style="none" style:text-line-through-type="none" style:text-position="0% 100%" style:text-underline-style="none" fo:font-weight="normal" officeooo:rsid="001e2477" style:font-weight-asian="normal" style:font-weight-complex="normal"/>
    </style:style>
    <style:style style:name="T13" style:family="text">
      <style:text-properties style:text-line-through-style="none" style:text-line-through-type="none" style:text-position="0% 100%" style:font-name="Times New Roman" fo:font-size="14pt" style:text-underline-style="none" fo:font-weight="normal" officeooo:rsid="001e2477" style:font-size-asian="14pt" style:font-weight-asian="normal" style:font-size-complex="14pt" style:font-weight-complex="normal"/>
    </style:style>
    <style:style style:name="T14" style:family="text">
      <style:text-properties style:text-line-through-style="none" style:text-line-through-type="none" style:text-position="0% 100%" style:font-name="Times New Roman" fo:font-size="14pt" style:text-underline-style="none" fo:font-weight="normal" officeooo:rsid="0038b829" style:font-size-asian="14pt" style:font-weight-asian="normal" style:font-size-complex="14pt" style:font-weight-complex="normal"/>
    </style:style>
    <style:style style:name="T15" style:family="text">
      <style:text-properties style:text-line-through-style="none" style:text-line-through-type="none" style:text-position="0% 100%" style:font-name="Times New Roman" fo:font-size="14pt" style:text-underline-style="none" fo:font-weight="normal" officeooo:rsid="015ad7e3" style:font-size-asian="14pt" style:font-weight-asian="normal" style:font-size-complex="14pt" style:font-weight-complex="normal"/>
    </style:style>
    <style:style style:name="T16" style:family="text">
      <style:text-properties style:text-line-through-style="none" style:text-line-through-type="none" style:text-position="0% 100%" style:font-name="Times New Roman" fo:font-size="14pt" style:text-underline-style="none" fo:font-weight="bold" officeooo:rsid="00398ce6" style:font-size-asian="14pt" style:font-weight-asian="bold" style:font-size-complex="14pt" style:font-weight-complex="bold"/>
    </style:style>
    <style:style style:name="T17" style:family="text">
      <style:text-properties style:text-line-through-style="none" style:text-line-through-type="none" style:text-position="0% 100%" style:font-name="Times New Roman" fo:font-size="14pt" style:text-underline-style="none" fo:font-weight="bold" officeooo:rsid="00610a5c" style:font-size-asian="14pt" style:font-weight-asian="bold" style:font-size-complex="14pt" style:font-weight-complex="bold"/>
    </style:style>
    <style:style style:name="T18" style:family="text">
      <style:text-properties style:text-line-through-style="none" style:text-line-through-type="none" style:font-name="Times New Roman" fo:font-size="14pt" style:text-underline-style="none" style:font-size-asian="14pt" style:font-size-complex="14pt"/>
    </style:style>
    <style:style style:name="T19" style:family="text">
      <style:text-properties style:text-line-through-style="none" style:text-line-through-type="none" style:font-name="Times New Roman" fo:font-size="14pt" style:text-underline-style="none" officeooo:rsid="03e72267" style:font-size-asian="14pt" style:font-size-complex="14pt"/>
    </style:style>
    <style:style style:name="T20" style:family="text">
      <style:text-properties style:text-line-through-style="none" style:text-line-through-type="none" style:font-name="Times New Roman" fo:font-size="14pt" style:text-underline-style="none" officeooo:rsid="004ffcc6" style:font-size-asian="14pt" style:font-size-complex="14pt"/>
    </style:style>
    <style:style style:name="T21" style:family="text">
      <style:text-properties style:text-line-through-style="none" style:text-line-through-type="none" style:font-name="Times New Roman" fo:font-size="14pt" style:text-underline-style="none" officeooo:rsid="003986fc" style:font-size-asian="14pt" style:font-size-complex="14pt"/>
    </style:style>
    <style:style style:name="T22" style:family="text">
      <style:text-properties style:text-line-through-style="none" style:text-line-through-type="none" style:font-name="Times New Roman" fo:font-size="14pt" style:text-underline-style="none" officeooo:rsid="015ad7e3" style:font-size-asian="14pt" style:font-size-complex="14pt"/>
    </style:style>
    <style:style style:name="T23" style:family="text">
      <style:text-properties style:text-line-through-style="none" style:text-line-through-type="none" style:font-name="Times New Roman" fo:font-size="14pt" style:text-underline-style="none" fo:font-weight="bold" officeooo:rsid="00610a5c" style:font-size-asian="14pt" style:font-weight-asian="bold" style:font-size-complex="14pt" style:font-weight-complex="bold"/>
    </style:style>
    <style:style style:name="T24" style:family="text">
      <style:text-properties style:text-line-through-style="none" style:text-line-through-type="none" style:font-name="Times New Roman" fo:font-size="14pt" style:text-underline-style="none" fo:font-weight="bold" officeooo:rsid="00417647" style:font-size-asian="14pt" style:font-weight-asian="bold" style:font-size-complex="14pt" style:font-weight-complex="bold"/>
    </style:style>
    <style:style style:name="T25" style:family="text">
      <style:text-properties style:text-line-through-style="none" style:text-line-through-type="none" style:font-name="Times New Roman" fo:font-size="14pt" style:text-underline-style="none" fo:font-weight="bold" officeooo:rsid="007e9773" style:font-size-asian="14pt" style:font-weight-asian="bold" style:font-size-complex="14pt" style:font-weight-complex="bold"/>
    </style:style>
    <style:style style:name="T26" style:family="text">
      <style:text-properties style:text-line-through-style="none" style:text-line-through-type="none" style:font-name="Times New Roman" fo:font-size="14pt" fo:font-style="normal" style:text-underline-style="none" officeooo:rsid="0050a27f" style:font-size-asian="14pt" style:font-style-asian="normal" style:font-size-complex="14pt" style:font-style-complex="normal"/>
    </style:style>
    <style:style style:name="T27" style:family="text">
      <style:text-properties style:text-line-through-style="none" style:text-line-through-type="none" style:font-name="sans-serif" fo:font-size="11.25pt" style:text-underline-style="none" officeooo:rsid="015ad7e3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6pt" style:font-size-asian="16pt" style:font-size-complex="16pt"/>
    </style:style>
    <style:style style:name="T30" style:family="text">
      <style:text-properties style:font-name="Times New Roman" fo:font-size="16pt" officeooo:rsid="001cc497" style:font-size-asian="16pt" style:font-size-complex="16pt"/>
    </style:style>
    <style:style style:name="T31" style:family="text">
      <style:text-properties style:font-name="Times New Roman" fo:font-style="italic" style:font-style-asian="italic"/>
    </style:style>
    <style:style style:name="T32" style:family="text">
      <style:text-properties style:font-name="Times New Roman" fo:font-size="14pt" fo:font-style="italic" style:font-size-asian="14pt" style:font-style-asian="italic" style:font-size-complex="14pt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3986fc" style:font-size-asian="14pt" style:font-size-complex="14pt"/>
    </style:style>
    <style:style style:name="T35" style:family="text">
      <style:text-properties style:font-name="Times New Roman" fo:font-size="14pt" officeooo:rsid="004ffcc6" style:font-size-asian="14pt" style:font-size-complex="14pt"/>
    </style:style>
    <style:style style:name="T36" style:family="text">
      <style:text-properties style:font-name="Times New Roman" fo:font-size="14pt" officeooo:rsid="03e88dd8" style:font-size-asian="14pt" style:font-size-complex="14pt"/>
    </style:style>
    <style:style style:name="T37" style:family="text">
      <style:text-properties style:font-name="Times New Roman" fo:font-size="14pt" officeooo:rsid="00731143" style:font-size-asian="14pt" style:font-size-complex="14pt"/>
    </style:style>
    <style:style style:name="T38" style:family="text">
      <style:text-properties style:font-name="Times New Roman" fo:font-size="14pt" fo:font-weight="bold" officeooo:rsid="00398ce6" style:font-size-asian="14pt" style:font-weight-asian="bold" style:font-size-complex="14pt" style:font-weight-complex="bold"/>
    </style:style>
    <style:style style:name="T39" style:family="text">
      <style:text-properties officeooo:rsid="03e88dd8"/>
    </style:style>
    <style:style style:name="T40" style:family="text">
      <style:text-properties fo:language="en" fo:country="US"/>
    </style:style>
    <style:style style:name="T41" style:family="text">
      <style:text-properties officeooo:rsid="003ba6e2"/>
    </style:style>
    <style:style style:name="T42" style:family="text">
      <style:text-properties officeooo:rsid="00481718"/>
    </style:style>
    <style:style style:name="T43" style:family="text">
      <style:text-properties officeooo:rsid="0049f51b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d5f53" style:font-style-asian="normal" style:font-style-complex="normal"/>
    </style:style>
    <style:style style:name="T46" style:family="text">
      <style:text-properties fo:font-style="normal" officeooo:rsid="0032896c" style:font-style-asian="normal" style:font-style-complex="normal"/>
    </style:style>
    <style:style style:name="T47" style:family="text">
      <style:text-properties fo:font-style="normal" fo:font-weight="bold" officeooo:rsid="003d9b2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610a5c" style:font-style-asian="normal" style:font-weight-asian="bold" style:font-style-complex="normal" style:font-weight-complex="bold"/>
    </style:style>
    <style:style style:name="T49" style:family="text">
      <style:text-properties officeooo:rsid="005d2a31"/>
    </style:style>
    <style:style style:name="T50" style:family="text">
      <style:text-properties officeooo:rsid="005d4de1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10a5c" style:font-weight-asian="bold" style:font-weight-complex="bold"/>
    </style:style>
    <style:style style:name="T53" style:family="text">
      <style:text-properties fo:font-weight="bold" officeooo:rsid="00398ce6" style:font-weight-asian="bold" style:font-weight-complex="bold"/>
    </style:style>
    <style:style style:name="T54" style:family="text">
      <style:text-properties fo:font-weight="bold" officeooo:rsid="0039afcf" style:font-weight-asian="bold" style:font-weight-complex="bold"/>
    </style:style>
    <style:style style:name="T55" style:family="text">
      <style:text-properties fo:font-weight="bold" officeooo:rsid="003ba6e2" style:font-weight-asian="bold" style:font-weight-complex="bold"/>
    </style:style>
    <style:style style:name="T56" style:family="text">
      <style:text-properties fo:font-weight="bold" officeooo:rsid="003d9b2a" style:font-weight-asian="bold" style:font-weight-complex="bold"/>
    </style:style>
    <style:style style:name="T57" style:family="text">
      <style:text-properties fo:font-weight="bold" officeooo:rsid="003f0745" style:font-weight-asian="bold" style:font-weight-complex="bold"/>
    </style:style>
    <style:style style:name="T58" style:family="text">
      <style:text-properties fo:font-weight="bold" officeooo:rsid="003ffcc6" style:font-weight-asian="bold" style:font-weight-complex="bold"/>
    </style:style>
    <style:style style:name="T59" style:family="text">
      <style:text-properties fo:font-weight="bold" officeooo:rsid="00417386" style:font-weight-asian="bold" style:font-weight-complex="bold"/>
    </style:style>
    <style:style style:name="T60" style:family="text">
      <style:text-properties fo:font-weight="bold" officeooo:rsid="007e9773" style:font-weight-asian="bold" style:font-weight-complex="bold"/>
    </style:style>
    <style:style style:name="T61" style:family="text">
      <style:text-properties fo:font-style="italic" style:font-style-asian="italic"/>
    </style:style>
    <style:style style:name="T62" style:family="text">
      <style:text-properties officeooo:rsid="007e97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text:span text:style-name="T29">R</text:span><text:span text:style-name="T30">EFERENCES</text:span></text:p>
      <text:p text:style-name="P33"/>
      <text:p text:style-name="P33"/>
      <text:p text:style-name="P28"><text:span text:style-name="T5">[1]</text:span><text:span text:style-name="T6"><text:tab/></text:span><text:span text:style-name="T7">Bo Bernhardsson, “Explicit solutions to the n-queens problems for all n”, ACM SIGART Bulletin, Vol. 2, No. 2 (Apr. 1991), p.7. </text:span></text:p>
      <text:p text:style-name="P17"/>
      <text:p text:style-name="P2"><text:span text:style-name="T3">[2]</text:span><text:span text:style-name="T1"><text:tab/></text:span><text:span text:style-name="T2">Christian Bessiere and Jean-Charles Regin. MAC and Combined Heuristics: Two Reasons to Forsake FC (and CBJ?) on Hard Problems. In Proceedings of the Second International Conference on Principles and Practice of Constraint Programming, pages 61-75, Cambridge, Massachusetts, 1996.</text:span></text:p>
      <text:p text:style-name="P18"><text:tab/></text:p>
      <text:p text:style-name="P18"><text:span text:style-name="T52">[3]</text:span><text:tab/>CSPLib: A problem library for constraints. http://csplib.org/</text:p>
      <text:p text:style-name="P17"><text:tab/></text:p>
      <text:p text:style-name="P2"><text:span text:style-name="T3">[</text:span><text:span text:style-name="T4">4</text:span><text:span text:style-name="T3">]</text:span><text:span text:style-name="T1"><text:tab/></text:span><text:span text:style-name="T12">Dib, Mohammad and Abdallah, Rouwaida and Caminada, Alexandre,“Arc-consistency in constraint satisfaction problems: A survey,” in 2010 Second International Conference on Computational Intelligence, Modelling and Simulation, 2000, pp. 291–296.</text:span></text:p>
      <text:p text:style-name="P19"/>
      <text:p text:style-name="P19"><text:span text:style-name="T53">[5]</text:span><text:tab/>Edward Tsang. Foundations Of Constraint Satisfaction.1st ed. UK: Academic Press Limited in 1993.</text:p>
      <text:p text:style-name="P19"><text:tab/></text:p>
      <text:p text:style-name="P28"><text:span text:style-name="T16">[</text:span><text:span text:style-name="T17">6</text:span><text:span text:style-name="T16">]</text:span><text:span text:style-name="T13"><text:tab/></text:span><text:span text:style-name="T14">Eight</text:span><text:span text:style-name="T32">-Queen Puzzle</text:span><text:span text:style-name="T33">. Retrieved </text:span><text:span text:style-name="T35">from </text:span><text:span text:style-name="T34">October</text:span><text:span text:style-name="T33"> </text:span><text:span text:style-name="T34">10</text:span><text:span text:style-name="T33">, 201</text:span><text:span text:style-name="T34">9</text:span><text:span text:style-name="T33">,from Wikipedia: </text:span><text:span text:style-name="T13">https://en.wikipedia.org/wiki/Eight_queens_puzzle</text:span></text:p>
      <text:p text:style-name="P19"><text:tab/></text:p>
      <text:p text:style-name="P19"><text:span text:style-name="T53">[7]</text:span><text:tab/>Ellips Masehian, Nasrin Mohabbati-Kalejahi and Hossein Akbaripour, “Basic and Hybrid Imperialist Competitive Algorithms for Solving the n-Queens Problem”.In Proceedings of the 4th International Joint Conference on Computational Intelligence <text:s/>(ECTA-2012) pages 87-95.</text:p>
      <text:p text:style-name="P17"/>
      <text:p text:style-name="P2"><text:span text:style-name="T53">[8]</text:span><text:tab/><text:span text:style-name="T39">Fahiem Bacchus, Paul van Run, Dynamic Variable Ordering In CSPs, Principles and Practice of Constraint Programming (CP-95), pages 258–275, 1995.</text:span></text:p>
      <text:p text:style-name="P5"/>
      <text:p text:style-name="P32"><text:span text:style-name="T38">[9]</text:span><text:span text:style-name="T36"><text:tab/>First Solution of N-Queens benchmark. Retrieved </text:span><text:span text:style-name="T37">at</text:span><text:span text:style-name="T36"> July 3,2019,from </text:span></text:p>
      <text:p text:style-name="P9">http://queens.cspea.co.uk/csp-q-1stsols.html#Matthias_46x46 .</text:p>
      <text:p text:style-name="P6"/>
      <text:p text:style-name="P6"><text:span text:style-name="T53">[10]</text:span><text:tab/>Jordan Bell, Brett Stevens, A survey of known results and research areas for n-queens. Discrete Mathematics, Volume 309, Issue 1, 6 January 2009, Pages 1-31.</text:p>
      <text:p text:style-name="P7"><text:tab/></text:p>
      <text:p text:style-name="P8"><text:span text:style-name="T53">[11]</text:span><text:tab/><text:span text:style-name="T40">J.Gaschnig. A General Backtracking Algorithm that Eliminates Most Redundant Tests. Proceedings of the Fifth International Joint </text:span><text:soft-page-break/><text:span text:style-name="T40">Conference on Artificial Intelligence, p. 457, Cambridge, Mass., 1977.</text:span></text:p>
      <text:p text:style-name="P14"/>
      <text:p text:style-name="P12"><text:span text:style-name="T54">[12]</text:span><text:tab/>J. R. Bitner and E. M. Reingold. Backtrack Programming Techniques. ACM, 18:651-655, 1975.</text:p>
      <text:p text:style-name="P13"><text:tab/></text:p>
      <text:p text:style-name="P6"><text:span text:style-name="T55">[13]</text:span><text:span text:style-name="T41"><text:tab/>Ket Wei Yong, Using Conflict and Support Counts for Variable and Value Ordering in CSPs, Master thesis, </text:span>Regina, Saskatchewan, <text:span text:style-name="T8">February 2016.</text:span></text:p>
      <text:p text:style-name="P23"/>
      <text:p text:style-name="P6"><text:span text:style-name="T10">[1</text:span><text:span text:style-name="T11">4</text:span><text:span text:style-name="T10">]</text:span><text:span text:style-name="T8"><text:tab/></text:span><text:span text:style-name="T9">Khaled Ghe`dira.Constraint Satisfaction Problems, CSP Formalisms and Techniques.1st ed. UK &amp; US : ISTE Ltd and John Wiley &amp; Sons, Inc.2013.</text:span></text:p>
      <text:p text:style-name="P20"/>
      <text:p text:style-name="P21"><text:span text:style-name="T52">[15]</text:span><text:tab/><text:span text:style-name="T42">L.Perescu-popescu, M.L.Calina, M.Constantin-popescu, A.Calina, A Map-Colouring Application, 2010.</text:span></text:p>
      <text:p text:style-name="P21"><text:tab/></text:p>
      <text:p text:style-name="P29"><text:span text:style-name="T23">[16]</text:span><text:span text:style-name="T19"><text:tab/></text:span><text:span text:style-name="T26">Langford Pairing</text:span><text:span text:style-name="T20">. Retrieved from </text:span><text:span text:style-name="T21">October</text:span><text:span text:style-name="T20"> </text:span><text:span text:style-name="T21">10</text:span><text:span text:style-name="T20">, 201</text:span><text:span text:style-name="T21">9</text:span><text:span text:style-name="T20">,from Wikipedia: </text:span><text:span text:style-name="T13">https://en.wikipedia.org/wiki/Langford_pairing.</text:span></text:p>
      <text:p text:style-name="P21"/>
      <text:p text:style-name="P20"><text:span text:style-name="T56">[17]</text:span><text:tab/><text:span text:style-name="T44">Mackworth, A. K. (1977a). Consistency in networks of relations. Artificial Intelligence, 3(1), 99-118.</text:span></text:p>
      <text:p text:style-name="P25"><text:tab/></text:p>
      <text:p text:style-name="P20"><text:span text:style-name="T47">[1</text:span><text:span text:style-name="T48">8</text:span><text:span text:style-name="T47">]</text:span><text:span text:style-name="T44"><text:tab/></text:span><text:span text:style-name="T45">Matthew L. Ginsberg. Dynamic Backtracking. Journal of Arti</text:span><text:span text:style-name="T46">fi</text:span><text:span text:style-name="T45">cial Intelligence Research 1 (1993) 25-46.</text:span></text:p>
      <text:p text:style-name="P26"/>
      <text:p text:style-name="P20"><text:span text:style-name="T56">[19]</text:span><text:tab/>MD. A. Ayub, K. Kalpoma, H. T. Proma, S. M. Kabir and R. I. H. Chowdhury.Exhaustive Study of Essential Constraint Satisfaction Problem Techniques based on N-Queens Problem, ICCIT, 22-24 Dec. 2017,Pages 1-6.</text:p>
      <text:p text:style-name="P27"/>
      <text:p text:style-name="P4"><text:span text:style-name="T57">[20]</text:span><text:span text:style-name="T28"><text:tab/>Nadel, B. A. Constraint satisfaction algorithms. </text:span><text:span text:style-name="T31">Computational Intelligence, 5,</text:span><text:span text:style-name="T61">(1989),</text:span><text:span text:style-name="T28">188-224.</text:span></text:p>
      <text:p text:style-name="P3"/>
      <text:p text:style-name="P10"><text:span text:style-name="T58">[21]</text:span><text:tab/>Prosser, P. (1993). Hybrid Algorithms For Constraint Satisfaction problem. Computational Intelligence, 9 (3),32.</text:p>
      <text:p text:style-name="P10"/>
      <text:p text:style-name="P11"><text:span text:style-name="T51">[</text:span><text:span text:style-name="T52">22</text:span><text:span text:style-name="T51">] </text:span><text:tab/>R.C.Chakraborty, “Problem Solving, Search and Control Strategies: AI Course”, June 1,2010.</text:p>
      <text:p text:style-name="P11"><text:tab/></text:p>
      <text:p text:style-name="P11"><text:span text:style-name="T52">[23]</text:span><text:tab/><text:span text:style-name="T49">Rohan Shetty B R, Rohith J, Mukund V, Rohan Honwade, Shanta Rangaswamy, “Steganography using Sudoku Puzzle”, 2009. </text:span></text:p>
      <text:p text:style-name="P11"/>
      <text:p text:style-name="P11"/>
      <text:p text:style-name="P11"/>
      <text:p text:style-name="P11"/>
      <text:p text:style-name="P11"><text:soft-page-break/><text:span text:style-name="T60">[24]</text:span><text:span text:style-name="T62"> </text:span>R. M. Haralick and G. L. Elliott. Increasing Tree Search E<text:span text:style-name="T62">ffi</text:span>ciency for Constraint Satisfaction Problems. Arti<text:span text:style-name="T62">fi</text:span>cial Intelligence, 14:263{313, 1980.</text:p>
      <text:p text:style-name="P11"/>
      <text:p text:style-name="P10"><text:span text:style-name="T59">[2</text:span><text:span text:style-name="T60">5</text:span><text:span text:style-name="T59">]</text:span><text:tab/>S. J. Russell and P. Norvig. Artificial Intelligence A Modern Approach.3rd ed. Upper Saddle River: Prentice hall, 2003.</text:p>
      <text:p text:style-name="P10"/>
      <text:p text:style-name="P10"><text:span text:style-name="T52">[2</text:span><text:span text:style-name="T60">6</text:span><text:span text:style-name="T52">]</text:span><text:tab/><text:span text:style-name="T43">S.Parthasarathy, “Graph Colouring for A class of resource Scheduling Problems”,May,2011.</text:span></text:p>
      <text:p text:style-name="P10"/>
      <text:p text:style-name="P10"><text:span text:style-name="T52">[2</text:span><text:span text:style-name="T60">7</text:span><text:span text:style-name="T52">]</text:span><text:tab/><text:span text:style-name="T50">S.Sowmiya, I.Monica Tresa, A.Prabhu Chakkaravarthy, “Pixel Based Image Encryption Using Magic Square”,2017.</text:span></text:p>
      <text:p text:style-name="P10"/>
      <text:p text:style-name="P30"><text:span text:style-name="T24">[2</text:span><text:span text:style-name="T25">8</text:span><text:span text:style-name="T24">]</text:span><text:span text:style-name="T18"><text:tab/></text:span><text:span text:style-name="T15">Vikas Thada, </text:span><text:span text:style-name="T18">Shivali Dhaka, </text:span><text:span text:style-name="T22">Performance Analysis of N-Queen Problem using Backtracking and Genetic Algorithm Techniques, </text:span><text:span text:style-name="T27">V</text:span><text:span text:style-name="T22">olume 102–No.7, September 2014.</text:span></text:p>
      <text:p text:style-name="P22"/>
      <text:p text:style-name="P24"><text:span text:style-name="T52">[2</text:span><text:span text:style-name="T60">9</text:span><text:span text:style-name="T52">]</text:span><text:tab/>V. I. Lutsenko, I. V.Popov, I. V. Lutsenko, Luo Yiyang, A. V. Mazurenko, “Nonequidistant Two-Dimensional Antenna Arrays are Based on Magic Squares”, 21-24 June 2016, Kharkiv, Ukraine.</text:p>
      <text:p text:style-name="P22"/>
      <text:p text:style-name="P31"><text:span text:style-name="T24">[</text:span><text:span text:style-name="T25">30</text:span><text:span text:style-name="T24">]</text:span><text:span text:style-name="T22"><text:tab/></text:span><text:span text:style-name="T33">Zhe Liu, Algorithms for Constraint Satisfaction Problem(CSPs),Master thesis, Waterloo, Ontario, Canada,1998.</text:span></text:p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.5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45:31.777000000</meta:creation-date>
    <dc:date>2019-12-05T16:28:07.283633946</dc:date>
    <meta:editing-duration>PT3H55M10S</meta:editing-duration>
    <meta:editing-cycles>60</meta:editing-cycles>
    <meta:generator>LibreOffice/6.2.3.2$Linux_X86_64 LibreOffice_project/aecc05fe267cc68dde00352a451aa867b3b546ac</meta:generator>
    <meta:document-statistic meta:table-count="0" meta:image-count="0" meta:object-count="0" meta:page-count="3" meta:paragraph-count="41" meta:word-count="558" meta:character-count="4282" meta:non-whitespace-character-count="3744"/>
  </office:meta>
</office:document-meta>
</file>